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810000015FEC58B6C4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cm" svg:stroke-color="#ff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Ultrafine_20_Dashed" svg:stroke-width="0.05cm" svg:stroke-color="#0000ff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ff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Ultrafine_20_Dashed" svg:stroke-width="0.05cm" svg:stroke-color="#0000ff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1.27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28cm" svg:height="8.914cm" svg:x="0cm" svg:y="0cm">
          <draw:image xlink:href="Pictures/10000000000002810000015FEC58B6C4.jpg" xlink:type="simple" xlink:show="embed" xlink:actuate="onLoad">
            <text:p/>
          </draw:image>
        </draw:frame>
        <draw:line draw:style-name="gr2" draw:text-style-name="P1" draw:layer="layout" svg:x1="4.064cm" svg:y1="3.429cm" svg:x2="5.08cm" svg:y2="8.509cm">
          <text:p/>
        </draw:line>
        <draw:line draw:style-name="gr3" draw:text-style-name="P1" draw:layer="layout" svg:x1="8.001cm" svg:y1="4.699cm" svg:x2="4.064cm" svg:y2="3.429cm">
          <text:p/>
        </draw:line>
        <draw:line draw:style-name="gr2" draw:text-style-name="P1" draw:layer="layout" svg:x1="9.144cm" svg:y1="0.762cm" svg:x2="8.001cm" svg:y2="4.699cm">
          <text:p/>
        </draw:line>
        <draw:line draw:style-name="gr3" draw:text-style-name="P1" draw:layer="layout" svg:x1="14.605cm" svg:y1="3.81cm" svg:x2="9.144cm" svg:y2="0.762cm">
          <text:p/>
        </draw:line>
        <draw:line draw:style-name="gr2" draw:text-style-name="P1" draw:layer="layout" svg:x1="15.494cm" svg:y1="2.413cm" svg:x2="14.605cm" svg:y2="3.81cm">
          <text:p/>
        </draw:line>
        <draw:line draw:style-name="gr4" draw:text-style-name="P1" draw:layer="layout" svg:x1="9.017cm" svg:y1="7.62cm" svg:x2="10.033cm" svg:y2="7.62cm">
          <text:p/>
        </draw:line>
        <draw:line draw:style-name="gr5" draw:text-style-name="P1" draw:layer="layout" svg:x1="9.017cm" svg:y1="8.382cm" svg:x2="10.033cm" svg:y2="8.382cm">
          <text:p/>
        </draw:line>
        <draw:frame draw:style-name="gr6" draw:text-style-name="P2" draw:layer="layout" svg:width="6.199cm" svg:height="1.673cm" svg:x="10.081cm" svg:y="7.239cm">
          <draw:text-box>
            <text:p><text:span text:style-name="T1">E</text:span><text:span text:style-name="T2">nergy</text:span><text:span text:style-name="T1"> M</text:span><text:span text:style-name="T2">inimization</text:span></text:p>
            <text:p><text:span text:style-name="T1">M</text:span><text:span text:style-name="T2">onte</text:span><text:span text:style-name="T1"> C</text:span><text:span text:style-name="T2">arl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6.28cm" fo:page-height="8.9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2T15:38:21</meta:creation-date>
    <dc:date>2013-10-30T11:28:03</dc:date>
    <meta:editing-duration>PT6M10S</meta:editing-duration>
    <meta:editing-cycles>3</meta:editing-cycles>
    <meta:generator>LibreOffice/4.0.2.2$Linux_X86_64 LibreOffice_project/400m0$Build-2</meta:generator>
    <meta:document-statistic meta:object-count="9"/>
  </office:meta>
</office:document-meta>
</file>